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8.90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5.4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4.593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.02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4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5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6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7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2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4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6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7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</office:automatic-styles>
  <office:body>
    <office:spreadsheet>
      <table:table table:name="list-of-pap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2" table:default-cell-style-name="ce12"/>
        <table:table-column table:style-name="co10" table:number-columns-repeated="2" table:default-cell-style-name="ce5"/>
        <table:table-column table:style-name="co11" table:default-cell-style-name="ce12"/>
        <table:table-column table:style-name="co12" table:default-cell-style-name="ce12"/>
        <table:table-column table:style-name="co13" table:number-columns-repeated="1010" table:default-cell-style-name="ce12"/>
        <table:table-row table:style-name="ro1">
          <table:table-cell table:style-name="ce1" table:formula="of:=CONCATENATE(&quot;sn(&quot;;MAX([.A2:.A15]);&quot;)&quot;)" office:value-type="string" office:string-value="sn(14)">
            <text:p>sn(14)</text:p>
          </table:table-cell>
          <table:table-cell table:style-name="ce1" office:value-type="string">
            <text:p>title</text:p>
          </table:table-cell>
          <table:table-cell table:style-name="ce7" office:value-type="string">
            <text:p>url</text:p>
          </table:table-cell>
          <table:table-cell table:style-name="ce10" office:value-type="string">
            <text:p>catalyst</text:p>
          </table:table-cell>
          <table:table-cell table:style-name="ce10" office:value-type="string">
            <text:p>into</text:p>
          </table:table-cell>
          <table:table-cell table:style-name="ce10" office:value-type="string">
            <text:p>selectivity</text:p>
          </table:table-cell>
          <table:table-cell table:style-name="ce10" office:value-type="string">
            <text:p>memos</text:p>
          </table:table-cell>
          <table:table-cell table:style-name="ce10" office:value-type="string">
            <text:p>pub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people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8"/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s-6.d-1 / Hybrid plasma-catalytic methanation of CO2</text:p>
            <text:p>at low temperature over ceria zirconia supported Ni catalysts</text:p>
          </table:table-cell>
          <table:table-cell table:style-name="ce8" office:value-type="string">
            <text:p>https://www.sciencedirect.com/science/article/abs/pii/S0360319915307400</text:p>
          </table:table-cell>
          <table:table-cell table:style-name="ce8" office:value-type="string">
            <text:p>-ceria zirconia supported Ni</text:p>
            <text:p>-Ni-CexZr(1−x)O2 <text:s/>(mixed oxides)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-catalyst “only active at high temperature” (when not with plasma)</text:p>
            <text:p>-temp:90–420 °C.</text:p>
          </table:table-cell>
          <table:table-cell table:style-name="ce3" office:value-type="string">
            <text:p>20 July 2016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MagadalenaNizio AbdulkaderAlbarazi SimeonCavadias JacquesAmouroux Maria ElenaGalvez PatrickDa Costa</text:p>
          </table:table-cell>
          <table:table-cell table:number-columns-repeated="2" table:style-name="ce14" office:value-type="date" office:date-value="2021-03-19T13:27:31.01">
            <text:p>03.19</text:p>
          </table:table-cell>
          <table:table-cell table:style-name="ce18" office:value-type="string">
            <text:p>*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s-9.d-1 / Low temperature hybrid plasma-catalytic methanation over Ni-Ce-Zr hydrotalcite-derived catalysts</text:p>
          </table:table-cell>
          <table:table-cell table:style-name="ce8" office:value-type="string">
            <text:p>https://www.sciencedirect.com/science/article/abs/pii/S1566736716301492</text:p>
          </table:table-cell>
          <table:table-cell table:style-name="ce8" office:value-type="string">
            <text:p>Ni-Ce-Zr </text:p>
          </table:table-cell>
          <table:table-cell table:style-name="ce3" office:value-type="string">
            <text:p>methanation </text:p>
          </table:table-cell>
          <table:table-cell table:style-name="ce3"/>
          <table:table-cell table:style-name="ce6"/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MagdalenaNizio RafikBenrabbah MateuszKrzak, a.o.</text:p>
          </table:table-cell>
          <table:table-cell table:number-columns-repeated="2" table:style-name="ce15" office:value-type="date" office:date-value="2021-03-19T13:24:27.33">
            <text:p>03.19</text:p>
          </table:table-cell>
          <table:table-cell table:style-name="ce18" office:value-type="string">
            <text:p>*</text:p>
          </table:table-cell>
          <table:table-cell table:style-name="ce19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Improved low-temperature activity of</text:p>
            <text:p> Ni–Ce/γ-Al2O3 catalyst with layer structural precursor</text:p>
            <text:p> prepared by cold plasma for CO2 methanation</text:p>
          </table:table-cell>
          <table:table-cell table:style-name="ce8" office:value-type="string">
            <text:p>https://www.sciencedirect.com/science/article/abs/pii/S0360319917313307</text:p>
          </table:table-cell>
          <table:table-cell table:style-name="ce8" office:value-type="string">
            <text:p>-Ni–Ce–Al-LDHs</text:p>
            <text:p>- on γ-Al2O3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200–350 °C</text:p>
          </table:table-cell>
          <table:table-cell table:style-name="ce3" office:value-type="string">
            <text:p>4 May 2017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YanXu YanChen JingLi JunZhou MingSong XiaoqingZhang YongxiangYin</text:p>
          </table:table-cell>
          <table:table-cell table:number-columns-repeated="2" table:style-name="ce14" office:value-type="date" office:date-value="2021-03-19T13:53:23.19">
            <text:p>03.19</text:p>
          </table:table-cell>
          <table:table-cell table:style-name="ce18"/>
          <table:table-cell table:style-name="ce19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Effect of glow discharge plasma treatment on the performance of Ni/SiO2 catalyst in CO2 methanation</text:p>
          </table:table-cell>
          <table:table-cell table:style-name="ce8" office:value-type="string">
            <text:p>https://www.sciencedirect.com/science/article/abs/pii/S1872581313600122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January 2013</text:p>
          </table:table-cell>
          <table:table-cell table:style-name="ce3" office:value-type="string">
            <text:p>Journal of Fuel Chemistry and Technology</text:p>
          </table:table-cell>
          <table:table-cell table:style-name="ce3" office:value-type="string">
            <text:p>XuZHANG Wen-jingSUN WeiCHU</text:p>
          </table:table-cell>
          <table:table-cell table:style-name="ce14" office:value-type="date" office:date-value="2021-03-19T17:02:54.47">
            <text:p>03.19</text:p>
          </table:table-cell>
          <table:table-cell table:style-name="ce14"/>
          <table:table-cell table:style-name="ce18" office:value-type="string">
            <text:p>*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6" office:value-type="string">
            <text:p>Novel Ni-La-hydrotalcite derived catalysts for CO2 methanation</text:p>
          </table:table-cell>
          <table:table-cell table:style-name="ce8" office:value-type="string">
            <text:p>https://www.sciencedirect.com/science/article/abs/pii/S1566736716301479</text:p>
          </table:table-cell>
          <table:table-cell table:style-name="ce8" office:value-type="string">
            <text:p>- Ni/Mg/La/Al </text:p>
            <text:p>- hydrotalcite-derived mixed oxides</text:p>
          </table:table-cell>
          <table:table-cell table:style-name="ce3"/>
          <table:table-cell table:style-name="ce8" office:value-type="string">
            <text:p>- 99–98%</text:p>
            <text:p>-conversion of 46.5–75%</text:p>
          </table:table-cell>
          <table:table-cell table:style-name="ce6" office:value-type="string">
            <text:p>- 250 to 300 °C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DominikWierzbicki RadosławDebek MonikaMotak TeresaGrzybek Maria ElenaGálvez PatrickDa Costab</text:p>
          </table:table-cell>
          <table:table-cell table:style-name="ce16" office:value-type="date" office:date-value="2021-03-19T17:03:33.82">
            <text:p>03.19</text:p>
          </table:table-cell>
          <table:table-cell table:style-name="ce16"/>
          <table:table-cell table:style-name="ce14" table:formula="of:=NOW()" office:value-type="date" office:date-value="2021-04-02T17:05:35.13">
            <text:p>04.02</text:p>
          </table:table-cell>
          <table:table-cell table:style-name="ce19"/>
          <table:table-cell table:number-columns-repeated="1010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6" office:value-type="string">
            <text:p>In-situ hydrogasification/regeneration of NiAl-hydrotalcite derived catalyst in the reaction of CO2 reforming of methane: A versatile approach to catalyst recycling</text:p>
          </table:table-cell>
          <table:table-cell table:style-name="ce9" office:value-type="string">
            <text:p>https://www.sciencedirect.com/science/article/abs/pii/S2212982016300270</text:p>
          </table:table-cell>
          <table:table-cell table:style-name="ce9"/>
          <table:table-cell table:style-name="ce13" table:number-columns-repeated="2"/>
          <table:table-cell table:style-name="ce6"/>
          <table:table-cell table:style-name="ce13" office:value-type="string">
            <text:p>June 2016</text:p>
          </table:table-cell>
          <table:table-cell table:style-name="ce13"/>
          <table:table-cell table:style-name="ce13" office:value-type="string">
            <text:p>Z.Abdelsadeka M.Sehailia D.Halliche V.M.Gonzalez-Delacruz J.P.Holgado K.Bachari A.Caballero O.Cherifi</text:p>
          </table:table-cell>
          <table:table-cell table:style-name="ce17" office:value-type="date" office:date-value="2021-03-20T10:18:38.46">
            <text:p>03.20</text:p>
          </table:table-cell>
          <table:table-cell table:style-name="ce17"/>
          <table:table-cell table:style-name="ce14" table:formula="of:=NOW()" office:value-type="date" office:date-value="2021-04-02T17:05:35.2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6" office:value-type="string">
            <text:p>Plasma assisted catalytic decomposition of CO2</text:p>
          </table:table-cell>
          <table:table-cell table:style-name="ce8" office:value-type="string">
            <text:p>https://www.sciencedirect.com/science/article/abs/pii/S092633731630176X</text:p>
          </table:table-cell>
          <table:table-cell table:style-name="ce8" office:value-type="string">
            <text:p>- TiO2 supported NiO</text:p>
            <text:p>- impregnation and plasma-treatment</text:p>
          </table:table-cell>
          <table:table-cell table:style-name="ce3" table:number-columns-repeated="2"/>
          <table:table-cell table:style-name="ce6" office:value-type="string">
            <text:p>-microwave discharge</text:p>
            <text:p>- catalyst regeneration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Applied Catalysis B: Environmental</text:p>
          </table:table-cell>
          <table:table-cell table:style-name="ce3" office:value-type="string">
            <text:p>GuoxingChen Violet Georgieva ThomasGodfroid RonySnyders Marie-PauleDelplancke-Ogletreea</text:p>
          </table:table-cell>
          <table:table-cell table:style-name="ce16" office:value-type="date" office:date-value="2021-03-21T14:04:15.37">
            <text:p>03.21</text:p>
          </table:table-cell>
          <table:table-cell table:style-name="ce16"/>
          <table:table-cell table:style-name="ce14" table:formula="of:=NOW()" office:value-type="date" office:date-value="2021-04-02T17:05:35.2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Dissociation of CO2 molecules in microwave plasma</text:p>
          </table:table-cell>
          <table:table-cell table:style-name="ce8" office:value-type="string">
            <text:p>https://www.sciencedirect.com/science/article/abs/pii/S0301010411000917</text:p>
          </table:table-cell>
          <table:table-cell table:style-name="ce8" office:value-type="string">
            <text:p>-</text:p>
          </table:table-cell>
          <table:table-cell table:style-name="ce3" table:number-columns-repeated="2"/>
          <table:table-cell table:style-name="ce6"/>
          <table:table-cell table:style-name="ce3" office:value-type="string">
            <text:p>28 April 2011</text:p>
          </table:table-cell>
          <table:table-cell table:style-name="ce3"/>
          <table:table-cell table:style-name="ce3" office:value-type="string">
            <text:p>Alenk Vesel MiranMozetic AleksanderDrenik MarianneBalat-Pichelin</text:p>
          </table:table-cell>
          <table:table-cell table:style-name="ce16" office:value-type="date" office:date-value="2021-03-21T14:18:43.23">
            <text:p>03.21</text:p>
          </table:table-cell>
          <table:table-cell table:style-name="ce16"/>
          <table:table-cell table:style-name="ce14" table:formula="of:=NOW()" office:value-type="date" office:date-value="2021-04-02T17:05:35.2">
            <text:p>04.02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string">
            <text:p>New mechanism insight for the hydrogenation of CO/CO2 gas mixtures to hydrocarbons over iron-based catalyst</text:p>
          </table:table-cell>
          <table:table-cell table:style-name="ce8" office:value-type="string">
            <text:p>https://www.sciencedirect.com/science/article/pii/S1566736721000078</text:p>
          </table:table-cell>
          <table:table-cell table:style-name="ce8" office:value-type="string">
            <text:p>iron-based</text:p>
          </table:table-cell>
          <table:table-cell table:style-name="ce3" office:value-type="string">
            <text:p>hydrocarbons </text:p>
          </table:table-cell>
          <table:table-cell table:style-name="ce3"/>
          <table:table-cell table:style-name="ce6"/>
          <table:table-cell table:style-name="ce3" office:value-type="string">
            <text:p>April 2021</text:p>
          </table:table-cell>
          <table:table-cell table:style-name="ce3" office:value-type="string">
            <text:p>Catalysis Communications</text:p>
            <text:p/>
          </table:table-cell>
          <table:table-cell table:style-name="ce3" office:value-type="string">
            <text:p>SandeepBadoga Michel Martinelli Muthu KumaranGnanamani YoungKoh Wilson D.Shafer</text:p>
          </table:table-cell>
          <table:table-cell table:style-name="ce16" office:value-type="date" office:date-value="2021-03-21T18:00:47.92">
            <text:p>03.21</text:p>
          </table:table-cell>
          <table:table-cell table:style-name="ce16"/>
          <table:table-cell table:style-name="ce14" table:formula="of:=NOW()" office:value-type="date" office:date-value="2021-04-02T17:05:35.2">
            <text:p>04.02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Recent advances in carbon dioxide hydrogenation to produce olefins and aromatics</text:p>
          </table:table-cell>
          <table:table-cell table:style-name="ce8" office:value-type="string">
            <text:p>https://www.sciencedirect.com/science/article/abs/pii/S2451929421001054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<text:s/>18 March 2021</text:p>
          </table:table-cell>
          <table:table-cell table:style-name="ce3" office:value-type="string">
            <text:p>Chem</text:p>
          </table:table-cell>
          <table:table-cell table:style-name="ce3" office:value-type="string">
            <text:p>DongWang ZhenhuaXie Marc D.Porosoff Jingguang G.Chen</text:p>
          </table:table-cell>
          <table:table-cell table:style-name="ce16" office:value-type="date" office:date-value="2021-03-26T15:24:31.04">
            <text:p>03.26</text:p>
          </table:table-cell>
          <table:table-cell table:style-name="ce16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6" office:value-type="string">
            <text:p>Hydrogenation of carbon dioxide: From waste to value</text:p>
          </table:table-cell>
          <table:table-cell table:style-name="ce8" office:value-type="string">
            <text:p>https://www.sciencedirect.com/science/article/abs/pii/S2452223620300808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December 2020</text:p>
          </table:table-cell>
          <table:table-cell table:style-name="ce3" office:value-type="string">
            <text:p>Current Opinion in Green and Sustainable Chemistry</text:p>
          </table:table-cell>
          <table:table-cell table:style-name="ce3" office:value-type="string">
            <text:p>Adriano H.Braga PedroVidinha Liane M.Rossi</text:p>
          </table:table-cell>
          <table:table-cell table:style-name="ce16" office:value-type="date" office:date-value="2021-03-27T11:54:02.87">
            <text:p>03.27</text:p>
          </table:table-cell>
          <table:table-cell table:style-name="ce16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6" office:value-type="string">
            <text:p>Hydrogenation of carbon dioxide to C1-C7 hydrocarbons via methanol on composite catalysts</text:p>
          </table:table-cell>
          <table:table-cell table:style-name="ce8" office:value-type="string">
            <text:p>https://www.sciencedirect.com/science/article/abs/pii/0926860X9380043P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office:value-type="string">
            <text:p>27 January 1993</text:p>
          </table:table-cell>
          <table:table-cell table:style-name="ce3" office:value-type="string">
            <text:p>Applied Catalysis A: General</text:p>
          </table:table-cell>
          <table:table-cell table:style-name="ce3" office:value-type="string">
            <text:p>Tomoyuki Inui, Kazuichi Kitagawa, Tatsuya Takeguchi, Takashi Hagiwara, Yoshinori Makino</text:p>
          </table:table-cell>
          <table:table-cell table:style-name="ce16" office:value-type="date" office:date-value="2021-03-27T11:59:55.68">
            <text:p>03.27</text:p>
          </table:table-cell>
          <table:table-cell table:style-name="ce16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6" office:value-type="string">
            <text:p>Hydrogenation of carbon dioxide: From waste to value</text:p>
          </table:table-cell>
          <table:table-cell table:style-name="ce8" office:value-type="string">
            <text:p>https://www.rcgi.poli.usp.br/wp-content/uploads/2020/09/1-s2.0-S2452223620300808-main.pdf?x24457</text:p>
          </table:table-cell>
          <table:table-cell table:style-name="ce8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office:value-type="date" office:date-value="2021-03-27T16:37:23.509999">
            <text:p>03.27</text:p>
          </table:table-cell>
          <table:table-cell table:style-name="ce16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Photocatalytic Hydrogenation of Carbon Dioxide with High Selectivity to Methanol at Atmospheric Pressure</text:p>
          </table:table-cell>
          <table:table-cell table:style-name="ce8" office:value-type="string">
            <text:p>https://www.cell.com/joule/fulltext/S2542-4351(18)30096-5</text:p>
          </table:table-cell>
          <table:table-cell table:style-name="ce8"/>
          <table:table-cell table:style-name="ce3" office:value-type="string">
            <text:p>x</text:p>
          </table:table-cell>
          <table:table-cell table:style-name="ce3"/>
          <table:table-cell table:style-name="ce6"/>
          <table:table-cell table:style-name="ce3" office:value-type="string">
            <text:p>April 03, 2018</text:p>
          </table:table-cell>
          <table:table-cell table:style-name="ce3" table:number-columns-repeated="2"/>
          <table:table-cell table:style-name="ce16" office:value-type="date" office:date-value="2021-03-31T16:03:59.43">
            <text:p>03.31</text:p>
          </table:table-cell>
          <table:table-cell table:style-name="ce16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8" table:number-columns-repeated="2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6" table:number-columns-repeated="2"/>
          <table:table-cell table:style-name="ce14" table:formula="of:=NOW()" office:value-type="date" office:date-value="2021-04-02T17:05:35.21">
            <text:p>04.02</text:p>
          </table:table-cell>
          <table:table-cell table:style-name="ce19"/>
          <table:table-cell table:number-columns-repeated="1010"/>
        </table:table-row>
        <table:table-row table:style-name="ro6">
          <table:table-cell table:number-columns-repeated="3" table:style-name="ce4" office:value-type="string">
            <text:p>*</text:p>
          </table:table-cell>
          <table:table-cell table:style-name="ce11" table:formula="of:=NOW()" office:value-type="date" office:date-value="2021-04-02T17:05:35.21">
            <text:p>2021/4/2 17:05</text:p>
          </table:table-cell>
          <table:table-cell table:style-name="ce11" table:formula="of:=NOW()" office:value-type="date" office:date-value="2021-04-02T17:05:35.21">
            <text:p>2021/4/2 17:05</text:p>
          </table:table-cell>
          <table:table-cell table:number-columns-repeated="2" table:style-name="ce11" office:value-type="string">
            <text:p>*</text:p>
          </table:table-cell>
          <table:table-cell table:style-name="ce11" table:formula="of:=NOW()" office:value-type="date" office:date-value="2021-04-02T17:05:35.21">
            <text:p>2021/4/2 17:05</text:p>
          </table:table-cell>
          <table:table-cell table:style-name="ce11"/>
          <table:table-cell table:style-name="ce11" table:formula="of:=NOW()" office:value-type="date" office:date-value="2021-04-02T17:05:35.21">
            <text:p>2021/4/2 17:05</text:p>
          </table:table-cell>
          <table:table-cell table:style-name="ce11" table:formula="of:=NOW()" office:value-type="date" office:date-value="2021-04-02T17:05:35.21">
            <text:p>2021/4/2 17:05</text:p>
          </table:table-cell>
          <table:table-cell table:style-name="ce11" table:formula="of:=NOW()" office:value-type="date" office:date-value="2021-04-02T17:05:35.21">
            <text:p>2021/4/2 17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10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5"/>
        <table:table-column table:style-name="co14" table:default-cell-style-name="ce5"/>
        <table:table-column table:style-name="co3" table:default-cell-style-name="ce5"/>
        <table:table-column table:style-name="co10" table:default-cell-style-name="ce5"/>
        <table:table-column table:style-name="co9" table:number-columns-repeated="5" table:default-cell-style-name="ce12"/>
        <table:table-column table:style-name="co15" table:default-cell-style-name="ce12"/>
        <table:table-column table:style-name="co12" table:default-cell-style-name="ce12"/>
        <table:table-column table:style-name="co13" table:number-columns-repeated="1013" table:default-cell-style-name="ce12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8"/>
          <table:table-cell table:number-columns-repeated="1013"/>
        </table:table-row>
        <table:table-row table:style-name="ro4">
          <table:table-cell table:style-name="ce20" office:value-type="float" office:value="1">
            <text:p>1</text:p>
          </table:table-cell>
          <table:table-cell table:style-name="ce22" table:number-columns-repeated="2"/>
          <table:table-cell table:style-name="ce24"/>
          <table:table-cell table:style-name="ce21" office:value-type="string">
            <text:p>*</text:p>
          </table:table-cell>
          <table:table-cell table:style-name="ce21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0" office:value-type="float" office:value="2">
            <text:p>2</text:p>
          </table:table-cell>
          <table:table-cell table:style-name="ce22" table:number-columns-repeated="2"/>
          <table:table-cell table:style-name="ce25"/>
          <table:table-cell table:style-name="ce21" office:value-type="string">
            <text:p>*</text:p>
          </table:table-cell>
          <table:table-cell table:style-name="ce21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0" office:value-type="float" office:value="3">
            <text:p>3</text:p>
          </table:table-cell>
          <table:table-cell table:style-name="ce22" table:number-columns-repeated="2"/>
          <table:table-cell table:style-name="ce25"/>
          <table:table-cell table:style-name="ce21" table:number-columns-repeated="5"/>
          <table:table-cell table:style-name="ce18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 table:number-columns-repeated="2"/>
          <table:table-cell table:style-name="ce26"/>
          <table:table-cell table:style-name="ce21" office:value-type="string">
            <text:p>*</text:p>
          </table:table-cell>
          <table:table-cell table:style-name="ce21" table:number-columns-repeated="4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5">
            <text:p>5</text:p>
          </table:table-cell>
          <table:table-cell table:style-name="ce23" table:number-columns-repeated="2"/>
          <table:table-cell table:style-name="ce27"/>
          <table:table-cell table:style-name="ce23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4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7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7">
          <table:table-cell table:style-name="ce21" table:number-columns-repeated="3"/>
          <table:table-cell table:style-name="ce26"/>
          <table:table-cell table:style-name="ce21" table:number-columns-repeated="5"/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1" table:formula="of:=NOW()" office:value-type="date" office:date-value="2021-04-02T17:05:33.87">
            <text:p>2021/4/2 17:05</text:p>
          </table:table-cell>
          <table:table-cell table:style-name="ce11" table:formula="of:=NOW()" office:value-type="date" office:date-value="2021-04-02T17:05:33.87">
            <text:p>2021/4/2 17:05</text:p>
          </table:table-cell>
          <table:table-cell table:style-name="ce11" table:formula="of:=NOW()" office:value-type="date" office:date-value="2021-04-02T17:05:33.87">
            <text:p>2021/4/2 17:05</text:p>
          </table:table-cell>
          <table:table-cell table:style-name="ce11" table:formula="of:=NOW()" office:value-type="date" office:date-value="2021-04-02T17:05:33.87">
            <text:p>2021/4/2 17:05</text:p>
          </table:table-cell>
          <table:table-cell table:style-name="ce11" table:formula="of:=NOW()" office:value-type="date" office:date-value="2021-04-02T17:05:33.87">
            <text:p>2021/4/2 17:05</text:p>
          </table:table-cell>
          <table:table-cell table:style-name="ce11" table:formula="of:=NOW()" office:value-type="date" office:date-value="2021-04-02T17:05:33.87">
            <text:p>2021/4/2 17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13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2">2021/04/02</text:date>, <text:time>17:0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4-02T17:05:30.17</dc:date>
    <dc:creator>iwabuchi ken</dc:creator>
    <meta:editing-duration>P4DT6H55M10S</meta:editing-duration>
    <meta:editing-cycles>454</meta:editing-cycles>
    <meta:generator>OpenOffice/4.1.3$Win32 OpenOffice.org_project/413m1$Build-9783</meta:generator>
    <meta:document-statistic meta:table-count="2" meta:cell-count="202" meta:object-count="0"/>
    <meta:user-defined meta:name="sheets-banding"/>
    <meta:user-defined meta:name="sheets-original-selection"/>
  </office:meta>
</office:document-meta>
</file>